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 office:value-type="string" calcext:value-type="string">
            <text:p>my own lead track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date" office:date-value="2021-07-24T17:11:00" calcext:value-type="date">
            <text:p>07/24/21 05:11 PM</text:p>
          </table:table-cell>
          <table:table-cell table:style-name="ce1" office:value-type="date" office:date-value="2021-07-24T17:23:00" calcext:value-type="date">
            <text:p>07/24/21 05:23 PM</text:p>
          </table:table-cell>
          <table:table-cell/>
          <table:table-cell office:value-type="string" calcext:value-type="string">
            <text:p>parsing with a loop</text:p>
          </table:table-cell>
        </table:table-row>
        <table:table-row table:style-name="ro1">
          <table:table-cell office:value-type="date" office:date-value="2021-07-24T17:25:00" calcext:value-type="date">
            <text:p>07/24/21 05:25 PM</text:p>
          </table:table-cell>
          <table:table-cell table:style-name="ce1" office:value-type="date" office:date-value="2021-07-24T17:46:00" calcext:value-type="date">
            <text:p>07/24/21 05:46 PM</text:p>
          </table:table-cell>
          <table:table-cell/>
          <table:table-cell office:value-type="string" calcext:value-type="string">
            <text:p>fully properly parsing</text:p>
          </table:table-cell>
        </table:table-row>
        <table:table-row table:style-name="ro1">
          <table:table-cell office:value-type="date" office:date-value="2021-07-24T17:59:00" calcext:value-type="date">
            <text:p>07/24/21 05:59 P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17:10:18.872450066</meta:creation-date>
    <dc:date>2021-07-24T18:03:47.912677800</dc:date>
    <meta:editing-duration>PT53M27S</meta:editing-duration>
    <meta:editing-cycles>7</meta:editing-cycles>
    <meta:generator>LibreOffice/7.1.4.2$Linux_X86_64 LibreOffice_project/10$Build-2</meta:generator>
    <meta:document-statistic meta:table-count="1" meta:cell-count="8" meta:object-count="0"/>
  </office:meta>
</office:document-meta>
</file>